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age size</text:p>
          </table:table-cell>
          <table:table-cell office:value-type="string" calcext:value-type="string">
            <text:p>1280 x 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3.083" calcext:value-type="float">
            <text:p>-343.08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Camera Frame</text:p>
          </table:table-cell>
          <table:table-cell office:value-type="string" calcext:value-type="string">
            <text:p>R-D-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-509.083" calcext:value-type="float">
            <text:p>-509.083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25.08" calcext:value-type="float">
            <text:p>1625.08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459.08" calcext:value-type="float">
            <text:p>1459.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rams estimate</text:p>
          </table:table-cell>
          <table:table-cell/>
        </table:table-row>
        <table:table-row table:style-name="ro1">
          <table:table-cell office:value-type="string" calcext:value-type="string">
            <text:p>Bus top right (in RDI frame)</text:p>
          </table:table-cell>
          <table:table-cell table:number-columns-repeated="6"/>
          <table:table-cell office:value-type="string" calcext:value-type="string">
            <text:p>c_x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c_y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_x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_y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elodyne frame</text:p>
          </table:table-cell>
          <table:table-cell office:value-type="string" calcext:value-type="string">
            <text:p>In-R-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-00-00</text:date>, <text:time style:data-style-name="N2" text:time-value="20:56:39.941902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52:06.273169002</meta:creation-date>
    <dc:date>2017-09-01T21:18:21.116884390</dc:date>
    <meta:editing-duration>PT22M56S</meta:editing-duration>
    <meta:editing-cycles>9</meta:editing-cycles>
    <meta:generator>LibreOffice/4.2.8.2$Linux_X86_64 LibreOffice_project/420m0$Build-2</meta:generator>
    <meta:document-statistic meta:table-count="1" meta:cell-count="51" meta:object-count="0"/>
  </office:meta>
</office:document-meta>
</file>